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la1" style:family="table">
      <style:table-properties style:width="15.921cm" fo:margin-left="0.002cm" fo:margin-top="0cm" fo:margin-bottom="0cm" table:align="left" style:writing-mode="page"/>
    </style:style>
    <style:style style:name="Tabella1.A" style:family="table-column">
      <style:table-column-properties style:column-width="4.937cm"/>
    </style:style>
    <style:style style:name="Tabella1.B" style:family="table-column">
      <style:table-column-properties style:column-width="10.984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8e6c9" fo:padding-left="0.212cm" fo:padding-right="0.212cm" fo:padding-top="0.141cm" fo:padding-bottom="0.141cm" fo:border="0.1pt solid #cccccc">
        <style:background-image/>
      </style:table-cell-properties>
    </style:style>
    <style:style style:name="Tabella1.A2" style:family="table-cell">
      <style:table-cell-properties fo:background-color="#e8f5e9" fo:padding-left="0.212cm" fo:padding-right="0.212cm" fo:padding-top="0.141cm" fo:padding-bottom="0.141cm" fo:border="0.1pt solid #cccccc">
        <style:background-image/>
      </style:table-cell-properties>
    </style:style>
    <style:style style:name="Tabella1.B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ella2" style:family="table">
      <style:table-properties style:width="15.921cm" fo:margin-left="0.002cm" fo:margin-top="0cm" fo:margin-bottom="0cm" table:align="left" style:writing-mode="page"/>
    </style:style>
    <style:style style:name="Tabella2.A" style:family="table-column">
      <style:table-column-properties style:column-width="4.937cm"/>
    </style:style>
    <style:style style:name="Tabella2.B" style:family="table-column">
      <style:table-column-properties style:column-width="10.984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8e6c9" fo:padding-left="0.212cm" fo:padding-right="0.212cm" fo:padding-top="0.141cm" fo:padding-bottom="0.141cm" fo:border="0.1pt solid #cccccc">
        <style:background-image/>
      </style:table-cell-properties>
    </style:style>
    <style:style style:name="Tabella2.A2" style:family="table-cell">
      <style:table-cell-properties fo:background-color="#e8f5e9" fo:padding-left="0.212cm" fo:padding-right="0.212cm" fo:padding-top="0.141cm" fo:padding-bottom="0.141cm" fo:border="0.1pt solid #cccccc">
        <style:background-image/>
      </style:table-cell-properties>
    </style:style>
    <style:style style:name="Tabella2.B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.282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.882cm" style:contextual-spacing="false" fo:text-align="center" style:justify-single-word="false"/>
    </style:style>
    <style:style style:name="P5" style:family="paragraph" style:parent-style-name="Heading_20_1">
      <style:paragraph-properties fo:margin-top="0.564cm" fo:margin-bottom="0.282cm" style:contextual-spacing="false"/>
    </style:style>
    <style:style style:name="P6" style:family="paragraph" style:parent-style-name="Standard">
      <style:paragraph-properties fo:margin-top="0.141cm" fo:margin-bottom="0.141cm" style:contextual-spacing="false" fo:text-align="justify" style:justify-single-word="false" loext:word-spacing-minimum="75%" loext:word-spacing-maximum="133%"/>
    </style:style>
    <style:style style:name="P7" style:family="paragraph" style:parent-style-name="List_20_Paragraph" style:list-style-name="WWNum2">
      <style:paragraph-properties fo:margin-top="0.088cm" fo:margin-bottom="0.088cm" style:contextual-spacing="false"/>
    </style:style>
    <style:style style:name="P8" style:family="paragraph" style:parent-style-name="Standard">
      <style:paragraph-properties fo:margin-left="1.27cm" fo:margin-top="0.071cm" fo:margin-bottom="0.071cm" style:contextual-spacing="false"/>
    </style:style>
    <style:style style:name="P9" style:family="paragraph" style:parent-style-name="Heading_20_2">
      <style:paragraph-properties fo:margin-top="0.353cm" fo:margin-bottom="0.176cm" style:contextual-spacing="false"/>
    </style:style>
    <style:style style:name="T1" style:family="text">
      <style:text-properties fo:color="#1b5e20" loext:opacity="100%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2" style:family="text">
      <style:text-properties fo:color="#388e3c" loext:opacity="100%" style:font-name="Arial" fo:font-size="15pt" fo:font-style="italic" style:font-name-asian="Arial3" style:font-size-asian="15pt" style:font-style-asian="italic" style:font-name-complex="Arial3" style:font-size-complex="15pt" style:font-style-complex="italic"/>
    </style:style>
    <style:style style:name="T3" style:family="text">
      <style:text-properties fo:color="#555555" loext:opacity="100%" style:font-name="Arial" fo:font-size="13pt" officeooo:rsid="000b723f" style:font-name-asian="Arial3" style:font-size-asian="13pt" style:font-name-complex="Arial3" style:font-size-complex="13pt"/>
    </style:style>
    <style:style style:name="T4" style:family="text">
      <style:text-properties fo:color="#555555" loext:opacity="100%" style:font-name="Arial" fo:font-size="13pt" style:font-name-asian="Arial3" style:font-size-asian="13pt" style:font-name-complex="Arial3" style:font-size-complex="13pt"/>
    </style:style>
    <style:style style:name="T5" style:family="text">
      <style:text-properties fo:color="#000000" loext:opacity="100%"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6" style:family="text"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7" style:family="text">
      <style:text-properties fo:color="#1565c0" loext:opacity="100%" fo:font-family="'Courier New'" style:font-family-generic="roman" style:font-pitch="variable" fo:font-size="10pt" fo:font-weight="bold" style:font-family-asian="'Courier New'" style:font-family-generic-asian="system" style:font-pitch-asian="variable" style:font-size-asian="10pt" style:font-weight-asian="bold" style:font-family-complex="'Courier New'" style:font-family-generic-complex="system" style:font-pitch-complex="variable" style:font-size-complex="10pt" style:font-weight-complex="bold"/>
    </style:style>
    <style:style style:name="T8" style:family="text"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9" style:family="text">
      <style:text-properties fo:color="#2e7d32" loext:opacity="100%" style:font-name="Arial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T10" style:family="text">
      <style:text-properties style:font-name="Arial" fo:font-size="11pt" style:font-name-asian="Arial3" style:font-size-asian="11pt" style:font-name-complex="Arial3" style:font-size-complex="11pt"/>
    </style:style>
    <style:style style:name="T11" style:family="text">
      <style:text-properties fo:color="#1565c0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2" style:family="text">
      <style:text-properties fo:color="#388e3c" loext:opacity="100%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T13" style:family="text">
      <style:text-properties style:font-name="Arial" fo:font-size="11pt" officeooo:rsid="000b723f" style:font-name-asian="Arial3" style:font-size-asian="11pt" style:font-name-complex="Arial3" style:font-size-complex="11pt"/>
    </style:style>
    <style:style style:name="T14" style:family="text">
      <style:text-properties fo:color="#2e7d32" loext:opacity="100%" style:font-name="Arial" fo:font-size="11pt" fo:font-weight="bold" style:font-name-asian="Arial3" style:font-size-asian="11pt" style:font-weight-asian="bold" style:font-name-complex="Arial3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Progetto GreenEconomy</text:span></text:p>
      <text:p text:style-name="P3"><text:span text:style-name="T2">Relazione Tecnica del Codice</text:span></text:p>
      <text:p text:style-name="P4"><text:span text:style-name="T3">Vallarsa e Balan </text:span><text:span text:style-name="T4">4BII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<text:span text:style-name="T5">Campo</text:span></text:p>
          </table:table-cell>
          <table:table-cell table:style-name="Tabella1.A1" office:value-type="string">
            <text:p text:style-name="Standard"><text:span text:style-name="T6">Dettaglio</text:span></text:p>
          </table:table-cell>
        </table:table-row>
        <table:table-row table:style-name="Tabella1.1">
          <table:table-cell table:style-name="Tabella1.A2" office:value-type="string">
            <text:p text:style-name="Standard"><text:span text:style-name="T7">Progetto</text:span></text:p>
          </table:table-cell>
          <table:table-cell table:style-name="Tabella1.B2" office:value-type="string">
            <text:p text:style-name="Standard"><text:span text:style-name="T8">GreenEconomy – Monitoraggio Ambientale</text:span></text:p>
          </table:table-cell>
        </table:table-row>
        <table:table-row table:style-name="Tabella1.1">
          <table:table-cell table:style-name="Tabella1.A2" office:value-type="string">
            <text:p text:style-name="Standard"><text:span text:style-name="T7">Linguaggio</text:span></text:p>
          </table:table-cell>
          <table:table-cell table:style-name="Tabella1.B2" office:value-type="string">
            <text:p text:style-name="Standard"><text:span text:style-name="T8">C# – Windows Forms (.NET)</text:span></text:p>
          </table:table-cell>
        </table:table-row>
        <table:table-row table:style-name="Tabella1.1">
          <table:table-cell table:style-name="Tabella1.A2" office:value-type="string">
            <text:p text:style-name="Standard"><text:span text:style-name="T7">API esterna</text:span></text:p>
          </table:table-cell>
          <table:table-cell table:style-name="Tabella1.B2" office:value-type="string">
            <text:p text:style-name="Standard"><text:span text:style-name="T8">OpenWeatherMap</text:span></text:p>
          </table:table-cell>
        </table:table-row>
        <table:table-row table:style-name="Tabella1.1">
          <table:table-cell table:style-name="Tabella1.A2" office:value-type="string">
            <text:p text:style-name="Standard"><text:span text:style-name="T7">Salvataggio dati</text:span></text:p>
          </table:table-cell>
          <table:table-cell table:style-name="Tabella1.B2" office:value-type="string">
            <text:p text:style-name="Standard"><text:span text:style-name="T8">File JSON locale</text:span></text:p>
          </table:table-cell>
        </table:table-row>
      </table:table>
      <text:p text:style-name="P1"/>
      <text:p text:style-name="P1"/>
      <text:h text:style-name="P5" text:outline-level="1"><text:span text:style-name="T9">1. Panoramica del Progetto</text:span></text:h>
      <text:p text:style-name="P6"><text:span text:style-name="T10">GreenEconomy è un programma scritto in C# con Windows Forms. Serve a raccogliere dati ambientali su Vicenza: scarica la temperatura reale da internet e assegna un valore casuale alla qualità dell'aria. I dati vengono salvati in un file JSON e possono essere consultati in una tabella o in un grafico.</text:span></text:p>
      <text:p text:style-name="P6"><text:span text:style-name="T10">Le funzioni principali sono:</text:span></text:p>
      <text:list text:style-name="WWNum2">
        <text:list-item text:start-value="1">
          <text:p text:style-name="P7"><text:span text:style-name="T10">Scaricare i dati meteo aggiornati</text:span></text:p>
        </text:list-item>
        <text:list-item>
          <text:p text:style-name="P7"><text:span text:style-name="T10">Salvarli in un file JSON </text:span></text:p>
        </text:list-item>
        <text:list-item>
          <text:p text:style-name="P7"><text:span text:style-name="T10">Visualizzarli in una tabella</text:span></text:p>
        </text:list-item>
        <text:list-item>
          <text:p text:style-name="P7"><text:span text:style-name="T10">Analizzarli tramite un grafico</text:span></text:p>
        </text:list-item>
      </text:list>
      <text:p text:style-name="P1"/>
      <text:h text:style-name="P5" text:outline-level="1"><text:span text:style-name="T9">2. Struttura del Progetto</text:span></text:h>
      <text:p text:style-name="P6"><text:span text:style-name="T10">Il progetto è diviso in 6 classi, ognuna con un compito preciso:</text:span></text:p>
      <text:p text:style-name="P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Standard"><text:span text:style-name="T5">Classe</text:span></text:p>
          </table:table-cell>
          <table:table-cell table:style-name="Tabella2.A1" office:value-type="string">
            <text:p text:style-name="Standard"><text:span text:style-name="T6">Cosa fa</text:span></text:p>
          </table:table-cell>
        </table:table-row>
        <table:table-row table:style-name="Tabella2.1">
          <table:table-cell table:style-name="Tabella2.A2" office:value-type="string">
            <text:p text:style-name="Standard"><text:span text:style-name="T7">Form1</text:span></text:p>
          </table:table-cell>
          <table:table-cell table:style-name="Tabella2.B2" office:value-type="string">
            <text:p text:style-name="Standard"><text:span text:style-name="T8">Finestra principale – gestisce i pulsanti e coordina tutto</text:span></text:p>
          </table:table-cell>
        </table:table-row>
        <table:table-row table:style-name="Tabella2.1">
          <table:table-cell table:style-name="Tabella2.A2" office:value-type="string">
            <text:p text:style-name="Standard"><text:span text:style-name="T7">FormDati</text:span></text:p>
          </table:table-cell>
          <table:table-cell table:style-name="Tabella2.B2" office:value-type="string">
            <text:p text:style-name="Standard"><text:span text:style-name="T8">Mostra i dati salvati in una tabella</text:span></text:p>
          </table:table-cell>
        </table:table-row>
        <table:table-row table:style-name="Tabella2.1">
          <table:table-cell table:style-name="Tabella2.A2" office:value-type="string">
            <text:p text:style-name="Standard"><text:span text:style-name="T7">FormGrafico</text:span></text:p>
          </table:table-cell>
          <table:table-cell table:style-name="Tabella2.B2" office:value-type="string">
            <text:p text:style-name="Standard"><text:span text:style-name="T8">Mostra i dati in un grafico e segnala criticità</text:span></text:p>
          </table:table-cell>
        </table:table-row>
        <table:table-row table:style-name="Tabella2.1">
          <table:table-cell table:style-name="Tabella2.A2" office:value-type="string">
            <text:p text:style-name="Standard"><text:span text:style-name="T7">EnviromentData</text:span></text:p>
          </table:table-cell>
          <table:table-cell table:style-name="Tabella2.B2" office:value-type="string">
            <text:p text:style-name="Standard"><text:span text:style-name="T8">Rappresenta un singolo rilevamento (temperatura, AQI, data)</text:span></text:p>
          </table:table-cell>
        </table:table-row>
        <table:table-row table:style-name="Tabella2.1">
          <table:table-cell table:style-name="Tabella2.A2" office:value-type="string">
            <text:p text:style-name="Standard"><text:span text:style-name="T7">JsonService</text:span></text:p>
          </table:table-cell>
          <table:table-cell table:style-name="Tabella2.B2" office:value-type="string">
            <text:p text:style-name="Standard"><text:span text:style-name="T8">Salva e carica i dati dal file JSON</text:span></text:p>
          </table:table-cell>
        </table:table-row>
        <table:table-row table:style-name="Tabella2.1">
          <table:table-cell table:style-name="Tabella2.A2" office:value-type="string">
            <text:p text:style-name="Standard"><text:span text:style-name="T7">ApiService</text:span></text:p>
          </table:table-cell>
          <table:table-cell table:style-name="Tabella2.B2" office:value-type="string">
            <text:p text:style-name="Standard"><text:span text:style-name="T8">Si connette a internet e scarica i dati meteo</text:span></text:p>
          </table:table-cell>
        </table:table-row>
      </table:table>
      <text:p text:style-name="P1"><text:soft-page-break/></text:p>
      <text:h text:style-name="P5" text:outline-level="1"><text:span text:style-name="T9">3. Classe EnviromentData</text:span></text:h>
      <text:p text:style-name="P6"><text:span text:style-name="T10">È il modello dati del progetto. Ogni oggetto di questa classe rappresenta un rilevamento fatto in un certo momento e contiene tre informazioni:</text:span></text:p>
      <text:list text:continue-numbering="true" text:style-name="WWNum2">
        <text:list-item>
          <text:p text:style-name="P7"><text:span text:style-name="T10">DataOra: data e ora del rilevamento</text:span></text:p>
        </text:list-item>
        <text:list-item>
          <text:p text:style-name="P7"><text:span text:style-name="T10">temperatura: valore in gradi Celsius</text:span></text:p>
        </text:list-item>
        <text:list-item>
          <text:p text:style-name="P7"><text:span text:style-name="T10">qualitaAria: indice da 1 a 5 (simulato con un numero casuale)</text:span></text:p>
        </text:list-item>
      </text:list>
      <text:p text:style-name="P6"><text:span text:style-name="T10">La classe ha due costruttori: uno vuoto (necessario per leggere i dati dal file JSON) e uno con parametri che imposta automaticamente la data e ora corrente.</text:span></text:p>
      <text:p text:style-name="P1"/>
      <text:p text:style-name="P8"><text:span text:style-name="T11">public EnviromentData(double temp, int aqi)</text:span></text:p>
      <text:p text:style-name="P8"><text:span text:style-name="T11">{</text:span></text:p>
      <text:p text:style-name="P8"><text:span text:style-name="T11"><text:s text:c="4"/>this.DataOra = DateTime.Now;</text:span></text:p>
      <text:p text:style-name="P8"><text:span text:style-name="T11"><text:s text:c="4"/>this.temperatura = temp;</text:span></text:p>
      <text:p text:style-name="P8"><text:span text:style-name="T11"><text:s text:c="4"/>this.qualitaAria = aqi;</text:span></text:p>
      <text:p text:style-name="P8"><text:span text:style-name="T11">}</text:span></text:p>
      <text:p text:style-name="P1"/>
      <text:h text:style-name="P5" text:outline-level="1"><text:span text:style-name="T9">4. Classe JsonService</text:span></text:h>
      <text:h text:style-name="P9" text:outline-level="2"><text:span text:style-name="T12">SalvaDati</text:span></text:h>
      <text:p text:style-name="P6"><text:span text:style-name="T10">Prende la lista di rilevamenti e la scrive nel file dataset_ambientale.json.</text:span></text:p>
      <text:h text:style-name="P9" text:outline-level="2"><text:span text:style-name="T12">CaricaDati</text:span></text:h>
      <text:p text:style-name="P6"><text:span text:style-name="T10">Legge il file JSON e restituisce la lista di oggetti. Se il file non esiste ancora (primo avvio), restituisce semplicemente una lista vuota.</text:span></text:p>
      <text:p text:style-name="P1"/>
      <text:p text:style-name="P8"><text:span text:style-name="T11">if (!File.Exists(nomeFile)) return new List&lt;EnviromentData&gt;();</text:span></text:p>
      <text:p text:style-name="P8"><text:span text:style-name="T11">string json = File.ReadAllText(nomeFile);</text:span></text:p>
      <text:p text:style-name="P8"><text:span text:style-name="T11">return JsonSerializer.Deserialize&lt;List&lt;EnviromentData&gt;&gt;(json);</text:span></text:p>
      <text:p text:style-name="P1"/>
      <text:h text:style-name="P5" text:outline-level="1"><text:span text:style-name="T9">5. Classe ApiService</text:span></text:h>
      <text:p text:style-name="P6"><text:span text:style-name="T10">ApiService si connette a OpenWeatherMap per scaricare la temperatura attuale di Vicenza. Il metodo GetDatiAsync è asincrono, cioè lavora in background senza bloccare la finestra del programma.</text:span></text:p>
      <text:p text:style-name="P6"><text:span text:style-name="T10">Il metodo:</text:span></text:p>
      <text:list text:continue-numbering="true" text:style-name="WWNum2">
        <text:list-item>
          <text:p text:style-name="P7"><text:span text:style-name="T10">Costruisce l'URL con città </text:span><text:span text:style-name="T13">e </text:span><text:span text:style-name="T10">chiave API </text:span></text:p>
        </text:list-item>
        <text:list-item>
          <text:p text:style-name="P7"><text:span text:style-name="T10">Scarica la risposta in formato JSON</text:span></text:p>
        </text:list-item>
        <text:list-item>
          <text:p text:style-name="P7"><text:span text:style-name="T10">Estrae il valore della temperatura dalla risposta</text:span></text:p>
        </text:list-item>
        <text:list-item>
          <text:p text:style-name="P7"><text:span text:style-name="T10">Genera un numero casuale tra 1 e 5 come indice AQI</text:span></text:p>
        </text:list-item>
        <text:list-item>
          <text:p text:style-name="P7"><text:span text:style-name="T10">Restituisce un oggetto EnviromentData con tutti i dati</text:span></text:p>
        </text:list-item>
      </text:list>
      <text:p text:style-name="P6"><text:span text:style-name="T10">Il blocco finally garantisce che la connessione venga sempre chiusa correttamente, anche in caso di errore.</text:span></text:p>
      <text:p text:style-name="P1"/>
      <text:h text:style-name="P5" text:outline-level="1"><text:soft-page-break/><text:span text:style-name="T9">6. Form1 – Finestra Principale</text:span></text:h>
      <text:p text:style-name="P6"><text:span text:style-name="T10">Form1 è la finestra che l'utente vede all'avvio. Contiene tre pulsanti:</text:span></text:p>
      <text:h text:style-name="P9" text:outline-level="2"><text:span text:style-name="T12">Aggiorna dati</text:span></text:h>
      <text:p text:style-name="P6"><text:span text:style-name="T10">Chiama ApiService per scaricare i nuovi dati, li aggiunge alla lista esistente e salva il tutto con JsonService. Durante il download il pulsante è disabilitato per evitare doppie pressioni. Alla fine mostra un messaggio con temperatura e AQI.</text:span></text:p>
      <text:h text:style-name="P9" text:outline-level="2"><text:span text:style-name="T12">Visualizza dati</text:span></text:h>
      <text:p text:style-name="P6"><text:span text:style-name="T10">Carica i dati dal file e apre FormDati. Se non ci sono dati, avvisa l'utente.</text:span></text:p>
      <text:h text:style-name="P9" text:outline-level="2"><text:span text:style-name="T12">Analisi grafico</text:span></text:h>
      <text:p text:style-name="P6"><text:span text:style-name="T10">Carica i dati e apre FormGrafico. Anche qui viene verificato che ci sia qualcosa da mostrare.</text:span></text:p>
      <text:p text:style-name="P1"/>
      <text:h text:style-name="P5" text:outline-level="1"><text:span text:style-name="T9">7. FormDati – Tabella Dati</text:span></text:h>
      <text:p text:style-name="P6"><text:span text:style-name="T10">Questa finestra mostra i rilevamenti salvati in una tabella. Riceve la lista di dati dal Form1 tramite il costruttore.</text:span></text:p>
      <text:p text:style-name="P6"><text:span text:style-name="T10">All'apertura, la lista viene collegata direttamente al controllo DataGridView tramite la proprietà DataSource. WinForms crea automaticamente le colonne basandosi sui campi della classe EnviromentData. Il pulsante Indietro chiude la finestra.</text:span></text:p>
      <text:p text:style-name="P1"/>
      <text:p text:style-name="P8"><text:span text:style-name="T11">dvg_dati.DataSource = Dati;</text:span></text:p>
      <text:p text:style-name="P1"/>
      <text:h text:style-name="P5" text:outline-level="1"><text:span text:style-name="T9">8. FormGrafico – Grafico e Analisi</text:span></text:h>
      <text:p text:style-name="P6"><text:span text:style-name="T10">Questa finestra mostra un grafico con due serie di dati sovrapposte:</text:span></text:p>
      <text:list text:continue-numbering="true" text:style-name="WWNum2">
        <text:list-item>
          <text:p text:style-name="P7"><text:span text:style-name="T10">Temperatura – linea curva arancione (tipo Spline)</text:span></text:p>
        </text:list-item>
        <text:list-item>
          <text:p text:style-name="P7"><text:span text:style-name="T10">Qualità dell'aria – istogramma verde (tipo Column)</text:span></text:p>
        </text:list-item>
      </text:list>
      <text:p text:style-name="P6"><text:span text:style-name="T10">L'asse X rappresenta il tempo, l'asse Y i valori misurati.</text:span></text:p>
      <text:h text:style-name="P9" text:outline-level="2"><text:span text:style-name="T12">Analisi automatica</text:span></text:h>
      <text:p text:style-name="P6"><text:span text:style-name="T10">Dopo aver disegnato il grafico, il programma controlla l'ultimo dato disponibile. Se la temperatura supera 30°C e la qualità dell'aria è 4 o 5, viene mostrato un avviso di criticità.</text:span></text:p>
      <text:p text:style-name="P1"/>
      <text:p text:style-name="P8"><text:span text:style-name="T11">if (ultimo.temperatura &gt; 30 &amp;&amp; ultimo.qualitaAria &gt;= 4)</text:span></text:p>
      <text:p text:style-name="P8"><text:span text:style-name="T11"><text:s text:c="4"/>lblAnalisi.Text = "Criticità: alte temperature e inquinamento elevato.";</text:span></text:p>
      <text:p text:style-name="P1"/>
      <text:h text:style-name="P5" text:outline-level="1"><text:span text:style-name="T9">9. Concetti Tecnici Principali</text:span></text:h>
      <text:h text:style-name="P9" text:outline-level="2"><text:span text:style-name="T12">Programmazione asincrona (async/await)</text:span></text:h>
      <text:p text:style-name="P6"><text:span text:style-name="T10">Il download dei dati usa async/await per non bloccare l'interfaccia. Mentre il programma aspetta la risposta da internet, la finestra rimane attiva.</text:span></text:p>
      <text:h text:style-name="P9" text:outline-level="2"><text:soft-page-break/><text:span text:style-name="T12">Serializzazione JSON</text:span></text:h>
      <text:p text:style-name="P6"><text:span text:style-name="T10">JsonService usa System.Text.Json per convertire la lista di oggetti in testo JSON e viceversa. In questo modo i dati restano salvati anche dopo aver chiuso il programma.</text:span></text:p>
      <text:h text:style-name="P9" text:outline-level="2"><text:span text:style-name="T12">Separazione delle responsabilità</text:span></text:h>
      <text:p text:style-name="P6"><text:span text:style-name="T10">Ogni classe fa una sola cosa: ApiService scarica, JsonService salva, EnviromentData contiene i dati, i Form mostrano l'interfaccia. Questo rende il codice più ordinato e facile da modificare.</text:span></text:p>
      <text:p text:style-name="P1"><text:span text:style-name="T14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it" fo:country="IT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564cm" fo:margin-bottom="0.282cm" style:contextual-spacing="false"/>
      <style:text-properties fo:color="#2e7d32" loext:opacity="100%" style:font-name="Arial2" fo:font-family="Arial" style:font-family-generic="swiss" style:font-pitch="variable" fo:font-size="15pt" fo:font-weight="bold" style:font-name-asian="Arial3" style:font-family-asian="Arial" style:font-family-generic-asian="system" style:font-pitch-asian="variable" style:font-size-asian="15pt" style:font-weight-asian="bold" style:font-name-complex="Arial3" style:font-family-complex="Arial" style:font-family-generic-complex="system" style:font-pitch-complex="variable" style:font-size-complex="15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353cm" fo:margin-bottom="0.176cm" style:contextual-spacing="false"/>
      <style:text-properties fo:color="#388e3c" loext:opacity="100%" style:font-name="Arial2" fo:font-family="Arial" style:font-family-generic="swiss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223cm" fo:margin-right="2.22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4-10T20:35:34.395000000</meta:creation-date>
    <dc:date>2026-04-10T22:41:56.257206400</dc:date>
    <meta:editing-duration>PT5M26S</meta:editing-duration>
    <meta:document-statistic meta:table-count="2" meta:image-count="0" meta:object-count="0" meta:page-count="4" meta:paragraph-count="93" meta:word-count="741" meta:character-count="4899" meta:non-whitespace-character-count="4239"/>
    <meta:generator>LibreOffice/26.2.1.2$Windows_X86_64 LibreOffice_project/620$Build-2</meta:generator>
  </office:meta>
</office:document-meta>
</file>